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fo:language="zxx" fo:country="none" fo:font-weight="normal" officeooo:rsid="001ab807" officeooo:paragraph-rsid="001ab807" style:font-size-asian="14pt" style:language-asian="zxx" style:country-asian="none" style:font-weight-asian="normal" style:font-size-complex="14pt" style:language-complex="zxx" style:country-complex="none" style:font-weight-complex="normal"/>
    </style:style>
    <style:style style:name="P2" style:family="paragraph" style:parent-style-name="Standard">
      <style:paragraph-properties fo:line-height="150%" fo:text-align="justify" style:justify-single-word="false"/>
      <style:text-properties fo:font-size="14pt" fo:language="zxx" fo:country="none" fo:font-weight="normal" officeooo:rsid="001ab807" officeooo:paragraph-rsid="00215c16" style:font-size-asian="14pt" style:language-asian="zxx" style:country-asian="none" style:font-weight-asian="normal" style:font-size-complex="14pt" style:language-complex="zxx" style:country-complex="none" style:font-weight-complex="normal"/>
    </style:style>
    <style:style style:name="P3" style:family="paragraph" style:parent-style-name="Standard">
      <style:paragraph-properties fo:line-height="150%" fo:text-align="justify" style:justify-single-word="false"/>
      <style:text-properties fo:font-size="14pt" fo:language="zxx" fo:country="none" fo:font-weight="normal" officeooo:rsid="001921d0" officeooo:paragraph-rsid="001921d0"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line-height="150%"/>
      <style:text-properties fo:font-size="14pt" fo:language="zxx" fo:country="none" fo:font-weight="bold" officeooo:rsid="001921d0" officeooo:paragraph-rsid="001921d0"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line-height="150%" fo:text-align="center" style:justify-single-word="false"/>
      <style:text-properties fo:font-size="16pt" fo:language="zxx" fo:country="none" fo:font-weight="bold" officeooo:rsid="001921d0" officeooo:paragraph-rsid="001921d0" style:font-size-asian="16pt" style:language-asian="zxx" style:country-asian="none" style:font-weight-asian="bold" style:font-size-complex="16pt" style:language-complex="zxx" style:country-complex="none" style:font-weight-complex="bold"/>
    </style:style>
    <style:style style:name="P6" style:family="paragraph" style:parent-style-name="Standard">
      <style:paragraph-properties fo:line-height="150%" fo:text-align="justify" style:justify-single-word="false"/>
      <style:text-properties officeooo:paragraph-rsid="00251655"/>
    </style:style>
    <style:style style:name="P7" style:family="paragraph" style:parent-style-name="Standard" style:list-style-name="L1">
      <style:paragraph-properties fo:line-height="150%" fo:text-align="justify" style:justify-single-word="false"/>
      <style:text-properties fo:font-size="14pt" fo:language="zxx" fo:country="none" fo:font-style="italic" fo:font-weight="bold" officeooo:rsid="001921d0" officeooo:paragraph-rsid="001921d0" style:font-size-asian="14pt" style:language-asian="zxx" style:country-asian="none" style:font-style-asian="italic" style:font-weight-asian="bold" style:font-size-complex="14pt" style:language-complex="zxx" style:country-complex="none" style:font-style-complex="italic" style:font-weight-complex="bold"/>
    </style:style>
    <style:style style:name="P8" style:family="paragraph" style:parent-style-name="Standard" style:list-style-name="L2">
      <style:paragraph-properties fo:line-height="150%" fo:text-align="justify" style:justify-single-word="false"/>
      <style:text-properties fo:font-size="14pt" fo:language="zxx" fo:country="none" fo:font-weight="normal" officeooo:rsid="001ab807" officeooo:paragraph-rsid="001ab807" style:font-size-asian="14pt" style:language-asian="zxx" style:country-asian="none" style:font-weight-asian="normal" style:font-size-complex="14pt" style:language-complex="zxx" style:country-complex="none" style:font-weight-complex="normal"/>
    </style:style>
    <style:style style:name="P9" style:family="paragraph" style:parent-style-name="Standard" style:list-style-name="L3">
      <style:paragraph-properties fo:line-height="150%" fo:text-align="justify" style:justify-single-word="false"/>
      <style:text-properties fo:font-size="14pt" fo:language="zxx" fo:country="none" fo:font-weight="normal" officeooo:rsid="001ab807" officeooo:paragraph-rsid="001ab807" style:font-size-asian="14pt" style:language-asian="zxx" style:country-asian="none" style:font-weight-asian="normal" style:font-size-complex="14pt" style:language-complex="zxx" style:country-complex="none" style:font-weight-complex="normal"/>
    </style:style>
    <style:style style:name="P10" style:family="paragraph" style:parent-style-name="Standard">
      <style:paragraph-properties fo:line-height="150%" fo:text-align="justify" style:justify-single-word="false"/>
      <style:text-properties fo:font-size="14pt" fo:language="zxx" fo:country="none" fo:font-weight="normal" officeooo:rsid="001da963" officeooo:paragraph-rsid="00251655" style:font-size-asian="14pt" style:language-asian="zxx" style:country-asian="none" style:font-weight-asian="normal" style:font-size-complex="14pt" style:language-complex="zxx" style:country-complex="none" style:font-weight-complex="normal"/>
    </style:style>
    <style:style style:name="P11" style:family="paragraph" style:parent-style-name="Standard" style:list-style-name="L4">
      <style:paragraph-properties fo:line-height="150%" fo:text-align="justify" style:justify-single-word="false"/>
      <style:text-properties fo:font-size="14pt" fo:language="zxx" fo:country="none" fo:font-weight="normal" officeooo:rsid="001da963" officeooo:paragraph-rsid="00251655" style:font-size-asian="14pt" style:language-asian="zxx" style:country-asian="none" style:font-weight-asian="normal" style:font-size-complex="14pt" style:language-complex="zxx" style:country-complex="none" style:font-weight-complex="normal"/>
    </style:style>
    <style:style style:name="P12" style:family="paragraph" style:parent-style-name="Standard" style:list-style-name="L5">
      <style:paragraph-properties fo:line-height="150%" fo:text-align="justify" style:justify-single-word="false"/>
      <style:text-properties fo:font-size="14pt" fo:language="zxx" fo:country="none" fo:font-weight="normal" officeooo:rsid="001da963" officeooo:paragraph-rsid="00251655" style:font-size-asian="14pt" style:language-asian="zxx" style:country-asian="none" style:font-weight-asian="normal" style:font-size-complex="14pt" style:language-complex="zxx" style:country-complex="none" style:font-weight-complex="normal"/>
    </style:style>
    <style:style style:name="P13" style:family="paragraph" style:parent-style-name="Standard">
      <style:paragraph-properties fo:line-height="150%" fo:text-align="justify" style:justify-single-word="false"/>
      <style:text-properties fo:font-size="14pt" fo:language="zxx" fo:country="none" fo:font-weight="normal" officeooo:rsid="001921d0" officeooo:paragraph-rsid="001921d0" style:font-size-asian="14pt" style:language-asian="zxx" style:country-asian="none" style:font-weight-asian="normal" style:font-size-complex="14pt" style:language-complex="zxx" style:country-complex="none" style:font-weight-complex="normal"/>
    </style:style>
    <style:style style:name="T1" style:family="text">
      <style:text-properties officeooo:rsid="0019eb70"/>
    </style:style>
    <style:style style:name="T2" style:family="text">
      <style:text-properties officeooo:rsid="001a3574"/>
    </style:style>
    <style:style style:name="T3" style:family="text">
      <style:text-properties officeooo:rsid="001ab807"/>
    </style:style>
    <style:style style:name="T4" style:family="text">
      <style:text-properties officeooo:rsid="001da963"/>
    </style:style>
    <style:style style:name="T5" style:family="text">
      <style:text-properties officeooo:rsid="00204ced"/>
    </style:style>
    <style:style style:name="T6" style:family="text">
      <style:text-properties fo:font-size="14pt" fo:language="zxx" fo:country="none" fo:font-weight="normal" officeooo:rsid="001da963" style:font-size-asian="14pt" style:language-asian="zxx" style:country-asian="none" style:font-weight-asian="normal" style:font-size-complex="14pt" style:language-complex="zxx" style:country-complex="none" style:font-weight-complex="normal"/>
    </style:style>
    <style:style style:name="T7" style:family="text">
      <style:text-properties fo:font-size="14pt" fo:language="zxx" fo:country="none" fo:font-weight="normal" officeooo:rsid="00215c16" style:font-size-asian="14pt" style:language-asian="zxx" style:country-asian="none" style:font-weight-asian="normal" style:font-size-complex="14pt" style:language-complex="zxx" style:country-complex="none" style:font-weight-complex="normal"/>
    </style:style>
    <style:style style:name="T8" style:family="text">
      <style:text-properties officeooo:rsid="0021efb0"/>
    </style:style>
    <style:style style:name="T9" style:family="text">
      <style:text-properties officeooo:rsid="00251655"/>
    </style:style>
    <style:style style:name="T10" style:family="text">
      <style:text-properties fo:font-weight="bold" style:font-weight-asian="bold" style:font-weight-complex="bold"/>
    </style:style>
    <style:style style:name="T11" style:family="text">
      <style:text-properties fo:font-weight="bold" officeooo:rsid="001a3574" style:font-weight-asian="bold" style:font-weight-complex="bold"/>
    </style:style>
    <style:style style:name="T12" style:family="text">
      <style:text-properties fo:font-weight="bold" officeooo:rsid="001da963" style:font-weight-asian="bold" style:font-weight-complex="bold"/>
    </style:style>
    <style:style style:name="T13" style:family="text">
      <style:text-properties fo:font-weight="bold" officeooo:rsid="0021efb0" style:font-weight-asian="bold" style:font-weight-complex="bold"/>
    </style:style>
    <style:style style:name="T14" style:family="text">
      <style:text-properties style:text-underline-style="solid" style:text-underline-width="auto" style:text-underline-color="font-color" fo:font-weight="bold" officeooo:rsid="001a3574" style:font-weight-asian="bold" style:font-weight-complex="bold"/>
    </style:style>
    <style:style style:name="T15" style:family="text">
      <style:text-properties style:text-underline-style="none" fo:font-weight="bold" officeooo:rsid="001a3574" style:font-weight-asian="bold" style:font-weight-complex="bold"/>
    </style:style>
    <style:style style:name="T16" style:family="text">
      <style:text-properties fo:background-color="#ffff00" loext:char-shading-value="0"/>
    </style:style>
    <style:style style:name="T17" style:family="text">
      <style:text-properties fo:background-color="#ffff00" loext:char-shading-value="0"/>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DD</text:p>
      <text:p text:style-name="P4">Lý thuyết:</text:p>
      <text:list xml:id="list6199525383432416859" text:style-name="L1">
        <text:list-item>
          <text:p text:style-name="P7">Test trong dự án phần mềm là gì?</text:p>
        </text:list-item>
      </text:list>
      <text:p text:style-name="P3">- <text:span text:style-name="T1">kiểm tra hoặc kiểm thử là một cuộc kiểm tra được tiến hành để cung cấp cho các bên liên quan thông tin về chất lượng của sản phẩm hoặc dịch vụ kiểm thử.</text:span></text:p>
      <text:list xml:id="list110934195612717" text:continue-numbering="true" text:style-name="L1">
        <text:list-item>
          <text:p text:style-name="P7"><text:span text:style-name="T17">Unit test</text:span> là gì?</text:p>
        </text:list-item>
      </text:list>
      <text:p text:style-name="P3">- <text:span text:style-name="T2">Một Unit là một thành phần nhỏ PM nhỏ nhất mà ta có thể </text:span><text:span text:style-name="T14">kiểm tra</text:span><text:span text:style-name="T2"> được như các </text:span><text:span text:style-name="T15">hàm</text:span><text:span text:style-name="T11"> </text:span><text:span text:style-name="T2">(function), </text:span><text:span text:style-name="T11">thủ tục </text:span><text:span text:style-name="T2">(procedure), </text:span><text:span text:style-name="T11">lớp </text:span><text:span text:style-name="T2">(class), hoặc các </text:span><text:span text:style-name="T11">phương thức </text:span><text:span text:style-name="T2">(method).</text:span></text:p>
      <text:p text:style-name="P3">- <text:span text:style-name="T3">Mỗi UT sẽ gửi đi một thông điệp và kiểm tra câu trả lời nhận được đúng hay không, bao gồm:</text:span></text:p>
      <text:list xml:id="list7793023483160914021" text:style-name="L2">
        <text:list-item>
          <text:p text:style-name="P8">Các <text:span text:style-name="T10">kết quả</text:span> trả về mong muốn</text:p>
        </text:list-item>
        <text:list-item>
          <text:p text:style-name="P8">Các <text:span text:style-name="T10">lỗi</text:span> ngoại lệ mong muốn</text:p>
        </text:list-item>
      </text:list>
      <text:p text:style-name="P1">- Các đoạn mã UT hoạt động liên tục hoặc định kỳ để thăm dò và phát hiện các lỗi kỹ thuật trong suốt quá trình phát triển, do đó UT còn được gọi là kỹ thuật kiểm nghiệm tự động. UT có các đặc điểm sau:</text:p>
      <text:list xml:id="list2596353262696409594" text:style-name="L3">
        <text:list-item>
          <text:p text:style-name="P9">Đóng vai trò như những người sử dụng đầu tiên của hệ thống.</text:p>
        </text:list-item>
        <text:list-item>
          <text:p text:style-name="P9">Chỉ có giá trị khi chúng có thể phát hiện các vấn đề tiềm ẩn hoặc lỗi kỹ thuật.</text:p>
        </text:list-item>
      </text:list>
      <text:list xml:id="list110933494792673" text:continue-list="list110934195612717" text:style-name="L1">
        <text:list-item>
          <text:p text:style-name="P7"><text:span text:style-name="T17">TDD</text:span> là gì?</text:p>
        </text:list-item>
      </text:list>
      <text:p text:style-name="P2">- <text:span text:style-name="T4">TDD(Test Driven Development) là một phương thức làm việc, hay một </text:span><text:span text:style-name="T12">quy trình</text:span><text:span text:style-name="T4"> viết </text:span><text:span text:style-name="T12">mã</text:span><text:span text:style-name="T4"> hiện đại. Lập trình viên sẽ thực hiện thông qua các bước nhỏ(BabyStep) và tiến độ được đảm bảo liên tục bằng cách viết và chạy các bài test tự động(automated tests). </text:span></text:p>
      <text:list xml:id="list110932996977907" text:continue-numbering="true" text:style-name="L1">
        <text:list-item>
          <text:p text:style-name="P7">Vai trò lợi ích khi áp dụng TDD?</text:p>
        </text:list-item>
      </text:list>
      <text:p text:style-name="P3">- <text:span text:style-name="T5">Thông qua kịch bản kiểm thử, developer có cái nhìn trực quan về sản phầm ngay trước khi xây dựng mã nguồn. Sản phầm họ tạo ra chính xác và gần gũi nguời dùng hơn.</text:span></text:p>
      <text:p text:style-name="P3"><text:soft-page-break/>- <text:span text:style-name="T5">Phần mã nguồn được thêm vào chỉ vừa đủ để chạy thành công kịch bản kiểm thử, hạn chế dư thừa và qua đó hạn chế khả năng xảy ra lỗi trên những phần dư thừa.</text:span></text:p>
      <text:p text:style-name="P3">- <text:span text:style-name="T5">Bảo đảm mã nguồn luôn phản ánh đúng và vừa đủ yêu cầu phần mềm, hạn chế được công sức tối ưu mã nguồn về sau.</text:span></text:p>
      <text:p text:style-name="P3">- <text:span text:style-name="T13">Hiểu</text:span><text:span text:style-name="T8"> được </text:span><text:span text:style-name="T13">requirement</text:span><text:span text:style-name="T8"> rõ ràng hơn khi nhận specs.</text:span></text:p>
      <text:p text:style-name="P3">- <text:span text:style-name="T13">Giảm</text:span><text:span text:style-name="T8"> thiểu được </text:span><text:span text:style-name="T13">bugs</text:span><text:span text:style-name="T8"> trong quá trình phát triển cũng như bảo trì sau này.</text:span></text:p>
      <text:p text:style-name="P3">- <text:span text:style-name="T13">Giảm</text:span><text:span text:style-name="T8"> </text:span><text:span text:style-name="T13">công</text:span><text:span text:style-name="T8"> </text:span><text:span text:style-name="T13">sức</text:span><text:span text:style-name="T8"> cho QA, </text:span><text:span text:style-name="T13">giảm</text:span><text:span text:style-name="T8"> thiểu </text:span><text:span text:style-name="T13">thời</text:span><text:span text:style-name="T8"> </text:span><text:span text:style-name="T13">gian</text:span><text:span text:style-name="T8"> test lại sau mỗi lần nâng cấp sản phẩm.</text:span></text:p>
      <text:list xml:id="list110932901563989" text:continue-numbering="true" text:style-name="L1">
        <text:list-item>
          <text:p text:style-name="P7">Mô tả <text:span text:style-name="T17">Baby steps</text:span> trong TDD?</text:p>
        </text:list-item>
      </text:list>
      <text:p text:style-name="P10"><text:tab/>Quá trình lập trình trong TDD cực kỳ chú trọng vào các bước liên tục sau:</text:p>
      <text:list xml:id="list1538094036126238565" text:style-name="L4">
        <text:list-item>
          <text:p text:style-name="P11"><text:span text:style-name="T10">Viết 1 test</text:span> cho hàm mới. Đảm bảo tằng test sẽ <text:span text:style-name="T10">fail</text:span>. </text:p>
        </text:list-item>
        <text:list-item>
          <text:p text:style-name="P11">Chuyển qua <text:span text:style-name="T10">viết code</text:span> sơ khai nhất cho hàm đó để test có thể <text:span text:style-name="T10">pass</text:span>. </text:p>
        </text:list-item>
        <text:list-item>
          <text:p text:style-name="P11"><text:span text:style-name="T10">Tối ưu</text:span> hóa đoạn code của hàm vừa viết sao cho đảm bảo test vẫn pass và tối ưu nhất cho việc lập trình kế tiếp </text:p>
        </text:list-item>
        <text:list-item>
          <text:p text:style-name="P11"><text:span text:style-name="T9">L</text:span>ặp lại cho các hàm khác từ <text:span text:style-name="T10">bước 1</text:span> </text:p>
        </text:list-item>
      </text:list>
      <text:p text:style-name="P6"><text:span text:style-name="T7"><text:tab/>T</text:span><text:span text:style-name="T6">hực tế, nên sử dụng UnitTestFramework cho TDD(như JUnit trong Java), chúng ta có thể có được môi trường hiệu quả vì các test được thông báo rõ ràng thông qua màu sắc: </text:span></text:p>
      <text:list xml:id="list4156466246300890681" text:style-name="L5">
        <text:list-item>
          <text:p text:style-name="P12">Đỏ: test fail, chuyển sang viết function cho test pass</text:p>
        </text:list-item>
        <text:list-item>
          <text:p text:style-name="P12">Xanh lá: Viết một test mới hoặc tối ưu code đã viết trong màu đỏ.</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6:25:48.687164860</meta:creation-date>
    <dc:date>2019-02-12T11:09:32.387377543</dc:date>
    <meta:editing-duration>PT6H21M49S</meta:editing-duration>
    <meta:editing-cycles>6</meta:editing-cycles>
    <meta:generator>LibreOffice/5.1.6.2$Linux_X86_64 LibreOffice_project/10m0$Build-2</meta:generator>
    <meta:document-statistic meta:table-count="0" meta:image-count="0" meta:object-count="0" meta:page-count="2" meta:paragraph-count="30" meta:word-count="557" meta:character-count="2468" meta:non-whitespace-character-count="1948"/>
  </office:meta>
</office:document-meta>
</file>